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apple-system, BlinkMacSystemFont, Roboto, 'Helvetica Neue'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42424" loext:opacity="100%" style:font-name="Segoe UI" fo:font-size="7pt" fo:letter-spacing="normal" fo:font-style="normal" fo:font-weight="normal"/>
    </style:style>
    <style:style style:name="T2" style:family="text">
      <style:text-properties fo:font-variant="normal" fo:text-transform="none" fo:color="#242424" loext:opacity="100%" style:font-name="Segoe UI" fo:letter-spacing="normal" fo:font-style="normal" fo:font-weight="normal"/>
    </style:style>
    <style:style style:name="T3" style:family="text">
      <style:text-properties fo:font-variant="normal" fo:text-transform="none" fo:color="#242424" loext:opacity="100%" style:font-name="Segoe UI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42424" loext:opacity="100%" fo:letter-spacing="normal"/>
    </style:style>
    <style:style style:name="T5" style:family="text">
      <style:text-properties fo:font-variant="normal" fo:text-transform="none" fo:color="#242424" loext:opacity="100%" fo:font-size="14pt" fo:letter-spacing="normal" style:font-size-asian="14pt" style:font-size-complex="14pt"/>
    </style:style>
    <style:style style:name="T6" style:family="text">
      <style:text-properties fo:font-variant="normal" fo:text-transform="none" fo:color="#242424" loext:opacity="100%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242424" loext:opacity="100%" style:font-name="Times New Roman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242424" loext:opacity="100%" style:font-name="Times New Roman" fo:font-size="14pt" fo:letter-spacing="normal" style:font-size-asian="14pt" style:font-size-complex="14pt"/>
    </style:style>
    <style:style style:name="T9" style:family="text">
      <style:text-properties fo:font-variant="normal" fo:text-transform="none" style:font-name="Segoe UI" fo:font-size="7pt" fo:letter-spacing="normal" fo:font-style="normal" fo:font-weight="normal" loext:padding="0cm" loext:border="none"/>
    </style:style>
    <style:style style:name="T10" style:family="text">
      <style:text-properties fo:font-variant="normal" fo:text-transform="none" style:font-name="Segoe UI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Segoe UI" fo:font-size="14pt" fo:letter-spacing="normal" fo:font-style="normal" fo:font-weight="normal" style:font-size-asian="14pt" style:font-size-complex="14pt" loext:padding="0cm" loext:border="none"/>
    </style:style>
    <style:style style:name="T12" style:family="text"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T13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Times New Roman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0) Studiare letteratura su covert channel in general, studiare la letteratura su covert channel basati su icmm, collezionare tutti gli articoli che parlano di covert channel icmp e leggere/capire cosa fanno. Scrivere una tabella come quella che vedi in tesi allegata per stabilire caratteristiche e differene di queste proposte. Trovare tutti i tool che fanno covert channel con icmp e fare tabell anche di quelli come in tesi_3 (Capitolo4).</text:span><text:span text:style-name="T15"><text:line-break/></text:span><text:span text:style-name="T7">1) Capire come fare covert channel in ICMP (vedi articolo allegato), individuare i campi che ci interessano ed implementarlo.</text:span><text:span text:style-name="T15"><text:line-break/></text:span><text:span text:style-name="T7">2) Fare covert channel ICMP utilizzando Python e credo Scapy. Testarlo su reti differenti per vedere se funziona (uno a casa , uno in università, per esempio)</text:span><text:span text:style-name="T15"><text:line-break/></text:span><text:span text:style-name="T7">3) Trovare i possibili metodi di detection che esistono: RITA, IDS Wazuh, vedi sotto. Fare pcap con wireshark e controllare questi metodi per vedere se il canale è rilevato. Qui molte prove da fare con messaggi di lunghezza diversa.</text:span><text:span text:style-name="T15"><text:line-break/></text:span><text:span text:style-name="T7">4) Trovare nostro metodo di detection</text:span><text:span text:style-name="T15"><text:line-break/><text:line-break/></text:span><text:span text:style-name="T7">Per controllare exfiltration:</text:span><text:span text:style-name="T15"><text:line-break/></text:span><text:span text:style-name="T7">Wazuh: </text:span><text:a xlink:type="simple" xlink:href="https://socfortress.medium.com/data-exfiltration-using-icmp-and-how-to-detect-it-69a799cca234" text:style-name="Internet_20_link" text:visited-style-name="Visited_20_Internet_20_Link"><text:span text:style-name="T13">https://socfortress.medium.com/data-exfiltration-using-icmp-and-how-to-detect-it-69a799cca234</text:span></text:a><text:span text:style-name="T15"><text:line-break/></text:span><text:span text:style-name="T7">RITA ed estensioni IDS: vedi articolo mio allegato, o e anche le tesi in allegato</text:span><text:span text:style-name="T15"><text:line-break/><text:line-break/></text:span><text:span text:style-name="T7">Firewall or Packet Filtering Rules</text:span><text:span text:style-name="T15"><text:line-break/></text:span><text:span text:style-name="T8">    • </text:span><text:span text:style-name="T7">Advanced firewalls (like iptables) or packet manipulation frameworks (e.g., eBPF) can intercept, modify, or rewrite ICMP echo messages.</text:span><text:span text:style-name="T15"><text:line-break/></text:span><text:span text:style-name="T8">    • </text:span><text:span text:style-name="T7">Example using iptables with a plugin like NFQUEUE:</text:span><text:span text:style-name="T15"><text:line-break/></text:span><text:span text:style-name="T8">        • </text:span><text:span text:style-name="T7">Use iptables to redirect ICMP packets to a user-space queue.</text:span><text:span text:style-name="T15"><text:line-break/></text:span><text:span text:style-name="T8">        • </text:span><text:span text:style-name="T7">Modify packets using a Python script (e.g., via the nfqueue-bindings library).</text:span><text:span text:style-name="T15"><text:line-break/><text:line-break/><text:line-break/></text:span><text:span text:style-name="T7">Gurda poi, al momento dei test, questa chat in fondo.</text:span><text:span text:style-name="T15"><text:line-break/></text:span><text:span text:style-name="T7">Alcuni firewall riscrivono payload, capire se esistono firewall che lo fanno di default e quali. Testarli</text:span><text:span text:style-name="T15"><text:line-break/></text:span><text:a xlink:type="simple" xlink:href="https://chatgpt.com/share/679764ea-dd94-800a-b0ea-d8d0eef4f25e" text:style-name="Internet_20_link" text:visited-style-name="Visited_20_Internet_20_Link"><text:span text:style-name="T13">https://chatgpt.com/share/679764ea-dd94-800a-b0ea-d8d0eef4f25e</text:span></text:a><text:span text:style-name="T15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apple-system, BlinkMacSystemFont, Roboto, 'Helvetica Neue'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17:36:05.856000000</meta:creation-date>
    <dc:date>2025-01-28T20:09:34.410000000</dc:date>
    <meta:editing-duration>PT2H32M21S</meta:editing-duration>
    <meta:editing-cycles>2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" meta:word-count="263" meta:character-count="1832" meta:non-whitespace-character-count="1541"/>
  </office:meta>
</office:document-meta>
</file>